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8eb9f" officeooo:paragraph-rsid="0068eb9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5a92a1" officeooo:paragraph-rsid="005a92a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d1336" officeooo:paragraph-rsid="005bf16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officeooo:paragraph-rsid="00553953"/>
    </style:style>
    <style:style style:name="P6" style:family="paragraph" style:parent-style-name="Standard">
      <style:paragraph-properties fo:text-align="start" style:justify-single-word="false"/>
      <style:text-properties style:font-name="DejaVu Sans Condensed" officeooo:paragraph-rsid="0068eb9f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894de" officeooo:paragraph-rsid="007be69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7cced1" officeooo:paragraph-rsid="007cced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bold" officeooo:rsid="005960f0" officeooo:paragraph-rsid="0069b21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bold" officeooo:rsid="007c5c4f" officeooo:paragraph-rsid="007cced1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size="12pt" officeooo:rsid="007cced1" officeooo:paragraph-rsid="007cced1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12pt" officeooo:rsid="007cced1" officeooo:paragraph-rsid="007cced1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a92a1" officeooo:paragraph-rsid="005a92a1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cced1" officeooo:paragraph-rsid="007cced1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13bd3" officeooo:paragraph-rsid="00713bd3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a5985" officeooo:paragraph-rsid="007a5985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officeooo:rsid="00713bd3" officeooo:paragraph-rsid="00713bd3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officeooo:paragraph-rsid="007be691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894de" officeooo:paragraph-rsid="007be691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69b217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74ec6c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765565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7987c7" officeooo:paragraph-rsid="007987c7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7be691" officeooo:paragraph-rsid="007be691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7c5c4f" officeooo:paragraph-rsid="007c5c4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7c5c4f" officeooo:paragraph-rsid="0068eb9f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bold" officeooo:rsid="005960f0" officeooo:paragraph-rsid="0074ec6c" style:font-size-asian="12pt" style:font-weight-asian="bold" style:font-size-complex="12pt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bold" officeooo:rsid="005960f0" officeooo:paragraph-rsid="0069b217" style:font-size-asian="12pt" style:font-weight-asian="bold" style:font-size-complex="12pt" style:font-weight-complex="bold"/>
    </style:style>
    <style:style style:name="T1" style:family="text">
      <style:text-properties officeooo:rsid="0035db3e"/>
    </style:style>
    <style:style style:name="T2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fo:font-size="12pt" style:text-underline-style="none" fo:font-weight="normal" officeooo:rsid="0068eb9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officeooo:rsid="0059a1bf"/>
    </style:style>
    <style:style style:name="T6" style:family="text">
      <style:text-properties officeooo:rsid="0074ec6c"/>
    </style:style>
    <style:style style:name="T7" style:family="text">
      <style:text-properties officeooo:rsid="0076556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7800fd" style:font-weight-asian="bold" style:font-weight-complex="bold"/>
    </style:style>
    <style:style style:name="T10" style:family="text">
      <style:text-properties officeooo:rsid="007800fd"/>
    </style:style>
    <style:style style:name="T11" style:family="text">
      <style:text-properties officeooo:rsid="007be691"/>
    </style:style>
    <style:style style:name="T12" style:family="text">
      <style:text-properties fo:font-size="12pt" fo:font-weight="bold" officeooo:rsid="0056ad18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ed4c3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74e0d0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0263c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3db7c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6d62f6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73cf06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7be691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6f4f5f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6894de" style:font-size-asian="12pt" style:font-weight-asian="bold" style:font-size-complex="12pt" style:font-weight-complex="bold"/>
    </style:style>
    <style:style style:name="T22" style:family="text">
      <style:text-properties fo:font-size="12pt" fo:font-weight="normal" officeooo:rsid="006894de" style:font-size-asian="12pt" style:font-weight-asian="normal" style:font-size-complex="12pt" style:font-weight-complex="normal"/>
    </style:style>
    <style:style style:name="T23" style:family="text">
      <style:text-properties officeooo:rsid="008008c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1">xx</text:span> - Controls</text:p>
          </table:table-cell>
          <table:table-cell table:style-name="Table1.A1" office:value-type="string">
            <text:p text:style-name="P14">2xx - Ground</text:p>
          </table:table-cell>
          <table:table-cell table:style-name="Table1.C1" office:value-type="string">
            <text:p text:style-name="P14">3xx - Flight</text:p>
          </table:table-cell>
          <table:table-cell table:style-name="Table1.D1" office:value-type="string">
            <text:p text:style-name="P14">4xx - A2A</text:p>
          </table:table-cell>
          <table:table-cell table:style-name="Table1.D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5"><text:span text:style-name="T12">3</text:span><text:span text:style-name="T13">0</text:span><text:span text:style-name="T14">2</text:span><text:span text:style-name="T15"> -</text:span><text:span text:style-name="T16"> </text:span><text:span text:style-name="T12">Flight </text:span><text:span text:style-name="T16">-</text:span><text:span text:style-name="T15"> </text:span><text:span text:style-name="T17">Autopilot, </text:span><text:span text:style-name="T18">AOA, </text:span><text:span text:style-name="T19">Air Refueling</text:span></text:p>
      <text:p text:style-name="P1"/>
      <text:p text:style-name="P3">AOA rules of thumb</text:p>
      <text:list text:style-name="L1">
        <text:list-item>
          <text:p text:style-name="P15">8-10 units for best acceleration</text:p>
        </text:list-item>
        <text:list-item>
          <text:p text:style-name="P15">14/14.5 units for max range cruise (up to/above 25,000 ft)</text:p>
        </text:list-item>
        <text:list-item>
          <text:p text:style-name="P15">18/17 units for max endurance (up to/above 25,000 ft)</text:p>
        </text:list-item>
        <text:list-item>
          <text:p text:style-name="P15">16-22 units for optimum, energy-sustaining turns</text:p>
        </text:list-item>
        <text:list-item>
          <text:p text:style-name="P16">20-22 units for landing on-speed</text:p>
        </text:list-item>
        <text:list-item>
          <text:p text:style-name="P15">28-30 units for best turn rate (full aft stick to either G limit or 30 units AOA)</text:p>
        </text:list-item>
        <text:list-item>
          <text:p text:style-name="P15">30 units max AOA</text:p>
        </text:list-item>
      </text:list>
      <text:p text:style-name="P4"/>
      <text:p text:style-name="P2">Autopilot</text:p>
      <text:list text:style-name="L2">
        <text:list-item>
          <text:p text:style-name="P19"><text:span text:style-name="T3">P</text:span><text:span text:style-name="T2">ress </text:span><text:span text:style-name="T4">A/P</text:span><text:span text:style-name="T2"> button on </text:span><text:span text:style-name="T4">UFC</text:span><text:span text:style-name="T2"> to turn autopilot on and show the </text:span><text:span text:style-name="T4">Autopilot menu</text:span><text:span text:style-name="T2">.</text:span></text:p>
          <text:list>
            <text:list-item>
              <text:p text:style-name="P17">Press <text:span text:style-name="T8">A/P</text:span> button again or press <text:span text:style-name="T8">Paddle Switch</text:span> (<text:span text:style-name="T8">Brake Lever</text:span>) to turn the <text:span text:style-name="T8">autopilot off</text:span>.</text:p>
            </text:list-item>
            <text:list-item>
              <text:p text:style-name="P17">Initial A/P mode (<text:span text:style-name="T8">ATT</text:span> or <text:span text:style-name="T8">HDG</text:span>) depends on current pitch and roll.</text:p>
            </text:list-item>
          </text:list>
        </text:list-item>
        <text:list-item>
          <text:p text:style-name="P17">First line of the Autopilot menu shows the current mode: <text:span text:style-name="T8">OFF</text:span>, <text:span text:style-name="T8">HDG</text:span>, <text:span text:style-name="T8">ATT</text:span>, <text:span text:style-name="T8">ALT</text:span>; or one of the "blended" modes: <text:span text:style-name="T8">HDG</text:span>, <text:span text:style-name="T8">NAV</text:span>, <text:span text:style-name="T8">GT</text:span>, <text:span text:style-name="T8">CRS</text:span>, <text:span text:style-name="T8">TCN</text:span>.</text:p>
        </text:list-item>
        <text:list-item>
          <text:p text:style-name="P17">Press <text:span text:style-name="T8">L2 OSB</text:span> to toggle <text:span text:style-name="T8">Steer Mode coupling</text:span> (couples with Steering Mode set on HSI page).</text:p>
          <text:list>
            <text:list-item>
              <text:p text:style-name="P18"><text:span text:style-name="T8">NOTE</text:span> Must be in <text:span text:style-name="T8">NAV Master Mode</text:span> to engage steering coupling<text:span text:style-name="T23">p</text:span></text:p>
            </text:list-item>
          </text:list>
        </text:list-item>
        <text:list-item>
          <text:p text:style-name="P17">Press <text:span text:style-name="T8">L3 OSB</text:span> to toggle <text:span text:style-name="T8">Altitude coupling</text:span>.</text:p>
          <text:list>
            <text:list-item>
              <text:p text:style-name="P17">With Altitude coupling on, press <text:span text:style-name="T8">L4 OSB</text:span> to toggle <text:span text:style-name="T8">BARO</text:span> or <text:span text:style-name="T8">RAD</text:span> altitude<text:span text:style-name="T23">.</text:span></text:p>
            </text:list-item>
            <text:list-item>
              <text:p text:style-name="P17">Press <text:span text:style-name="T8">R3 OSB</text:span> to select an altitude to hold, 1,000 to 50,000 ft (or "10" to "50"). <text:s/>Plane will climb or dive, trying to hold constant airspeed to constant Mach as shown next to R4 OSB.</text:p>
            </text:list-item>
          </text:list>
        </text:list-item>
      </text:list>
      <text:p text:style-name="P6"/>
      <text:p text:style-name="P7">Air Refueling</text:p>
      <text:list text:style-name="L3">
        <text:list-item>
          <text:p text:style-name="P20"><text:span text:style-name="T22">Pilot Director Lights on the bottom of the tanker tell your position. <text:s/>The lights within the bars show </text:span><text:span text:style-name="T21">your position</text:span><text:span text:style-name="T22"> relative to the tanker and the refueling position. <text:s/>Fly opposite the direction of the lights to correct your position.</text:span></text:p>
        </text:list-item>
        <text:list-item>
          <text:p text:style-name="P21"><text:span text:style-name="T8">Left light</text:span> is <text:span text:style-name="T8">your vertical position</text:span>. <text:s/>If light is forward of center, you are too low and you need to go up. <text:s/>If light is aft of center, you are too high and you need to go down.</text:p>
        </text:list-item>
        <text:list-item>
          <text:p text:style-name="P21"><text:span text:style-name="T8">Right light</text:span> is <text:span text:style-name="T8">your horizontal position</text:span> (forward/aft). <text:s/>If light is forward of center, you are too far forward and need to go back. <text:s/>If light is aft of center, you are too far aft and need to go forward.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26:17.980000000</dc:date>
    <meta:editing-duration>P1DT9H51M27S</meta:editing-duration>
    <meta:editing-cycles>10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9" meta:word-count="373" meta:character-count="1905" meta:non-whitespace-character-count="1573"/>
  </office:meta>
</office:document-meta>
</file>